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6000001B280CA9A921CDA44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2.767cm" fo:min-width="12.899cm"/>
    </style:style>
    <style:style style:name="gr3" style:family="graphic" style:parent-style-name="standard">
      <style:graphic-properties svg:stroke-color="#ffff00" svg:stroke-opacity="10%" draw:fill-color="#b3b3b3" draw:textarea-horizontal-align="justify" draw:textarea-vertical-align="middle" draw:auto-grow-height="false" fo:min-height="7.563cm" fo:min-width="7.313cm"/>
    </style:style>
    <style:style style:name="gr4" style:family="graphic" style:parent-style-name="standard">
      <style:graphic-properties svg:stroke-color="#ffff00" svg:stroke-opacity="10%" draw:fill-color="#999999" draw:textarea-horizontal-align="justify" draw:textarea-vertical-align="middle" draw:auto-grow-height="false" fo:min-height="4.24cm" fo:min-width="3.99cm"/>
    </style:style>
    <style:style style:name="gr5" style:family="graphic" style:parent-style-name="standard">
      <style:graphic-properties svg:stroke-color="#ffff00" svg:stroke-opacity="10%" draw:fill-color="#000000" draw:textarea-horizontal-align="justify" draw:textarea-vertical-align="middle" draw:auto-grow-height="false" fo:min-height="2.983cm" fo:min-width="2.733cm"/>
    </style:style>
    <style:style style:name="gr6" style:family="graphic" style:parent-style-name="standard">
      <style:graphic-properties draw:fill-color="#00a933" draw:opacity="35%" draw:textarea-horizontal-align="justify" draw:textarea-vertical-align="middle" draw:auto-grow-height="false" fo:min-height="5.211cm" fo:min-width="1.659cm"/>
    </style:style>
    <style:style style:name="gr7" style:family="graphic" style:parent-style-name="standard">
      <style:graphic-properties draw:stroke="dash" draw:stroke-dash="Long_20_Dot" svg:stroke-width="0.212cm" svg:stroke-color="#000000" draw:marker-start-width="0.516cm" draw:marker-end-width="0.516cm" svg:stroke-opacity="100%" draw:fill="none" draw:fill-color="#b3b3b3" draw:textarea-horizontal-align="justify" draw:textarea-vertical-align="middle" draw:auto-grow-height="false" fo:min-height="21.035cm" fo:min-width="20.785cm" fo:padding-top="0.229cm" fo:padding-bottom="0.229cm" fo:padding-left="0.354cm" fo:padding-right="0.354cm"/>
    </style:style>
    <style:style style:name="gr8" style:family="graphic" style:parent-style-name="standard">
      <style:graphic-properties draw:fill-color="#ff8000" draw:opacity="35%" draw:textarea-horizontal-align="justify" draw:textarea-vertical-align="middle" draw:auto-grow-height="false" fo:min-height="3.306cm" fo:min-width="0cm"/>
    </style:style>
    <style:style style:name="gr9" style:family="graphic" style:parent-style-name="standard">
      <style:graphic-properties draw:fill-color="#00a933" draw:opacity="35%" draw:textarea-horizontal-align="justify" draw:textarea-vertical-align="middle" draw:auto-grow-height="false" fo:min-height="3.306cm" fo:min-width="0cm"/>
    </style:style>
    <style:style style:name="gr10" style:family="graphic" style:parent-style-name="standard">
      <style:graphic-properties draw:fill-color="#00a933" draw:opacity="10%" draw:textarea-horizontal-align="justify" draw:textarea-vertical-align="middle" draw:auto-grow-height="false" fo:min-height="3.306cm" fo:min-width="0cm"/>
    </style:style>
    <style:style style:name="gr11" style:family="graphic" style:parent-style-name="standard">
      <style:graphic-properties draw:fill-color="#00a933" draw:opacity="35%" draw:textarea-horizontal-align="justify" draw:textarea-vertical-align="middle" draw:auto-grow-height="false" fo:min-height="3.29cm" fo:min-width="0cm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1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dash" draw:stroke-dash="Long_20_Dot" svg:stroke-width="0.212cm" svg:stroke-color="#666666" draw:marker-start-width="0.517cm" draw:marker-end-width="0.517cm" svg:stroke-opacity="100%" draw:fill="none" draw:fill-color="#b3b3b3" draw:textarea-horizontal-align="justify" draw:textarea-vertical-align="middle" draw:auto-grow-height="false" fo:min-height="21.473cm" fo:min-width="21.223cm" fo:padding-top="0.23cm" fo:padding-bottom="0.23cm" fo:padding-left="0.355cm" fo:padding-right="0.355cm"/>
    </style:style>
    <style:style style:name="gr17" style:family="graphic" style:parent-style-name="objectwithoutfill">
      <style:graphic-properties draw:stroke="dash" draw:stroke-dash="Dot" svg:stroke-color="#cccccc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3b3b3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00a933" draw:opacity="35%"/>
      <style:paragraph-properties fo:text-align="center"/>
    </style:style>
    <style:style style:name="P6" style:family="paragraph">
      <loext:graphic-properties draw:fill="none" draw:fill-color="#b3b3b3"/>
      <style:paragraph-properties fo:text-align="center"/>
    </style:style>
    <style:style style:name="P7" style:family="paragraph">
      <loext:graphic-properties draw:fill-color="#ff8000" draw:opacity="35%"/>
      <style:paragraph-properties fo:text-align="center"/>
    </style:style>
    <style:style style:name="P8" style:family="paragraph">
      <loext:graphic-properties draw:fill-color="#00a933" draw:opacity="10%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409cm" svg:height="18.509cm" svg:x="3.413cm" svg:y="1.287cm">
          <draw:image xlink:href="Pictures/10000000000001F6000001B280CA9A921CDA4447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2" draw:text-style-name="P1" draw:layer="layout" svg:width="13.399cm" svg:height="13.017cm" svg:x="7.28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049cm" svg:height="11.049cm" svg:x="8.461cm" svg:y="5.4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6.35cm" svg:height="6.35cm" svg:x="10.81cm" svg:y="7.7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4.571cm" svg:height="4.571cm" svg:x="11.7cm" svg:y="8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2.159cm" svg:height="5.461cm" svg:x="7.858cm" svg:y="4.9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59cm" svg:height="5.461cm" svg:x="17.129cm" svg:y="7.4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59cm" svg:height="5.461cm" svg:x="10.017cm" svg:y="11.287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7" draw:text-style-name="P6" draw:layer="layout" svg:width="30.099cm" svg:height="30.099cm" svg:x="14.312cm" svg:y="-4.7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draw:layer="layout" svg:width="0.284cm" svg:height="3.556cm" svg:x="13.319cm" svg:y="8.2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284cm" svg:height="3.556cm" svg:x="13.319cm" svg:y="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284cm" svg:height="3.556cm" svg:x="13.319cm" svg:y="12.2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254cm" svg:height="3.556cm" svg:x="14.019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254cm" svg:height="3.556cm" svg:x="14.719cm" svg:y="4.2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239cm" svg:height="3.54cm" draw:transform="skewX (-0.0247836753783195) rotate (-0.331088959103324) translate (15.179cm 4.2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254cm" svg:height="3.556cm" svg:x="14.719cm" svg:y="12.5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225cm" svg:height="3.556cm" draw:transform="rotate (0.298102236240631) translate (14.175cm 12.7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9" draw:layer="layout" svg:x1="26.527cm" svg:y1="10.271cm" svg:x2="16.24cm" svg:y2="10.271cm">
          <text:p/>
        </draw:line>
        <draw:frame draw:style-name="gr13" draw:text-style-name="P10" draw:layer="layout" svg:width="4.481cm" svg:height="0.962cm" svg:x="21.574cm" svg:y="9.128cm">
          <draw:text-box>
            <text:p>Incident beam</text:p>
          </draw:text-box>
        </draw:frame>
        <draw:frame draw:style-name="gr14" draw:text-style-name="P10" draw:layer="layout" svg:width="11.462cm" svg:height="3.806cm" svg:x="15.351cm" svg:y="11.545cm">
          <draw:text-box>
            <text:p>The optimizer can get a <text:span text:style-name="T1">m</text:span><text:span text:style-name="T1">u</text:span><text:span text:style-name="T1">c</text:span><text:span text:style-name="T1">h</text:span><text:span text:style-name="T1"> </text:span><text:span text:style-name="T1">b</text:span><text:span text:style-name="T1">e</text:span><text:span text:style-name="T1">t</text:span><text:span text:style-name="T1">t</text:span><text:span text:style-name="T1">e</text:span><text:span text:style-name="T1">r </text:span><text:span text:style-name="T1">f</text:span><text:span text:style-name="T1">i</text:span><text:span text:style-name="T1">t</text:span> to the Eward sphere if it bends the panel towards its surface, which unfortunately is not physically meaningful.</text:p>
          </draw:text-box>
        </draw:frame>
        <draw:line draw:style-name="gr12" draw:text-style-name="P9" draw:layer="layout" svg:x1="26.146cm" svg:y1="11.16cm" svg:x2="26.146cm" svg:y2="7.604cm">
          <text:p/>
        </draw:line>
        <draw:frame draw:style-name="gr13" draw:text-style-name="P10" draw:layer="layout" svg:width="0.82cm" svg:height="0.962cm" svg:x="15.732cm" svg:y="9.182cm">
          <draw:text-box>
            <text:p>z</text:p>
          </draw:text-box>
        </draw:frame>
        <draw:frame draw:style-name="gr13" draw:text-style-name="P10" draw:layer="layout" svg:width="0.82cm" svg:height="0.962cm" svg:x="25.257cm" svg:y="7.35cm">
          <draw:text-box>
            <text:p>y</text:p>
          </draw:text-box>
        </draw:frame>
        <draw:custom-shape draw:style-name="gr15" draw:text-style-name="P1" draw:layer="layout" svg:width="0.254cm" svg:height="0.254cm" svg:x="26.019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0.82cm" svg:height="0.962cm" svg:x="26.273cm" svg:y="10.523cm">
          <draw:text-box>
            <text:p>x</text:p>
          </draw:text-box>
        </draw:frame>
        <draw:custom-shape draw:style-name="gr16" draw:text-style-name="P6" draw:layer="layout" svg:width="31.015cm" svg:height="31.015cm" svg:x="13.854cm" svg:y="-5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7" draw:text-style-name="P9" draw:layer="layout" svg:x1="26.146cm" svg:y1="10.271cm" svg:x2="13.192cm" svg:y2="7.223cm">
          <text:p/>
        </draw:line>
        <draw:line draw:style-name="gr17" draw:text-style-name="P9" draw:layer="layout" svg:x1="26.146cm" svg:y1="10.25cm" svg:x2="13.192cm" svg:y2="6.842cm">
          <text:p/>
        </draw:line>
        <draw:line draw:style-name="gr17" draw:text-style-name="P9" draw:layer="layout" svg:x1="26.147cm" svg:y1="10.235cm" svg:x2="13.192cm" svg:y2="6.207cm">
          <text:p/>
        </draw:line>
        <draw:line draw:style-name="gr17" draw:text-style-name="P9" draw:layer="layout" svg:x1="26.148cm" svg:y1="10.231cm" svg:x2="13.192cm" svg:y2="5.826cm">
          <text:p/>
        </draw:line>
        <draw:line draw:style-name="gr17" draw:text-style-name="P9" draw:layer="layout" svg:x1="26.149cm" svg:y1="10.232cm" svg:x2="13.192cm" svg:y2="5.191cm">
          <text:p/>
        </draw:line>
        <draw:line draw:style-name="gr17" draw:text-style-name="P9" draw:layer="layout" svg:x1="26.15cm" svg:y1="10.233cm" svg:x2="13.192cm" svg:y2="4.81cm">
          <text:p/>
        </draw:line>
        <draw:line draw:style-name="gr17" draw:text-style-name="P9" draw:layer="layout" svg:x1="26.151cm" svg:y1="10.234cm" svg:x2="13.192cm" svg:y2="4.30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08:44:13.787296629</meta:creation-date>
    <dc:date>2021-05-27T11:23:38.537632180</dc:date>
    <meta:editing-duration>PT2H39M13S</meta:editing-duration>
    <meta:editing-cycles>24</meta:editing-cycles>
    <meta:generator>LibreOffice/6.4.7.2$Linux_X86_64 LibreOffice_project/40$Build-2</meta:generator>
    <meta:document-statistic meta:object-count="33"/>
  </office:meta>
</office:document-meta>
</file>